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pt"/>
    </style:style>
    <style:style style:name="co2" style:family="table-column">
      <style:table-column-properties fo:break-before="auto" style:column-width="116.7pt"/>
    </style:style>
    <style:style style:name="co3" style:family="table-column">
      <style:table-column-properties fo:break-before="auto" style:column-width="127.7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51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COMB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Game Pha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Piece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ker, Clockwerk, Timbersaw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Razo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Juggernaut, Axe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y, Juggernaut, Axe, Tusk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Bat Rider, Luna, Chaos Knight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Razor, Ogre Magi, Puck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Undead + Hunter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baddon, Drow Ranger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ounty Hunter, Pain Queen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Treant Protector, Puck, Luna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3" office:value-type="string" calcext:value-type="string">
            <text:p>Templar Assassin, Viper, Phantom Assassin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Lone Druid, 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Drow Ranger, Wind Ranger, Medusa, Miran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ragon Knight, Viper, Puck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Troll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Kunkka, Slardar, Lycan, Doom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Omni Knight, Abaddon, Dragon Knight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Goblin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echies, Bounty Hunter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nti-Mage, Terrorblade, Pain Queen, Shadow Fiend, Chaos Knight, Doom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Terrorblade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Light Keeper, Lich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Drow Ranger, Abaddon, Necrophos, Death Prophet, Lich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Beas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Lone Druid, Enchantress, Tusk, Venomancer, Lycan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Elf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mplar Assassin, Phantom Assassin, Wind Range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Witch Doctor, Venomancer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Mech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chies, Gyrocopter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Hunter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de Hunter, Sniper, Beast Maste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Enigma, Necrophos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Elemen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ny, Razor, Morphling, Enigm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Orc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Disruptor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Naga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Tide Hunter, Medusa</text:p>
          </table:table-cell>
          <table:table-cell table:number-columns-repeated="1018"/>
        </table:table-row>
        <table:table-row table:style-name="ro1" table:number-rows-repeated="26">
          <table:table-cell table:style-name="ce3" table:number-columns-repeated="5"/>
          <table:table-cell table:number-columns-repeated="1018"/>
        </table:table-row>
        <table:table-row table:style-name="ro1" table:number-rows-repeated="104851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11:08:32.182461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3-31T11:11:53.212081462</dc:date>
    <dc:creator>Ilya Shpigor</dc:creator>
    <meta:editing-duration>PT5H42M7S</meta:editing-duration>
    <meta:editing-cycles>606</meta:editing-cycles>
    <meta:document-statistic meta:table-count="1" meta:cell-count="170" meta:object-count="0"/>
  </office:meta>
</office:document-meta>
</file>